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8,011,466,450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51,588,158,717.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7,964,234,560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5,814,637,971.5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8,843,008,580.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2,760,237,561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36,302,305,578.3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36,693,712,824.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4,936,305,296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3,886,814,907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4,078,243,426.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28,760,092,034.5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25,281,414,472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4,036,917,016.5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3,510,577,108.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1,251,755,294.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8,054,384,023.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6,810,536,883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6,577,533,355.4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8,870,992,455.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9,619,653,924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8,047,557,171.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8,071,153,89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2:21:28.561034541</dc:date>
    <meta:editing-duration>PT1H13M53S</meta:editing-duration>
    <meta:editing-cycles>40</meta:editing-cycles>
    <meta:generator>LibreOffice/7.2.6.2$Linux_X86_64 LibreOffice_project/20$Build-2</meta:generator>
    <meta:document-statistic meta:table-count="1" meta:cell-count="48" meta:object-count="0"/>
  </office:meta>
</office:document-meta>
</file>